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rect draw:style-name="gr1" draw:text-style-name="P1" draw:layer="layout" svg:width="15.026cm" svg:height="1.147cm" svg:x="2.896cm" svg:y="1cm">
          <text:p text:style-name="P1">Skalowanie i normalizacja obrazów</text:p>
        </draw:rect>
        <draw:rect draw:style-name="gr1" draw:text-style-name="P1" draw:layer="layout" svg:width="15.026cm" svg:height="1.147cm" svg:x="2.946cm" svg:y="4.446cm">
          <text:p text:style-name="P1">Konw. 3x3, size = 20, act = sigmoid, BatchNorm.</text:p>
        </draw:rect>
        <draw:rect draw:style-name="gr1" draw:text-style-name="P1" draw:layer="layout" svg:width="15.026cm" svg:height="1.147cm" svg:x="2.946cm" svg:y="3.048cm">
          <text:p text:style-name="P1">Konw. 3x3, size = 20, act = sigmoid, BatchNorm.</text:p>
        </draw:rect>
        <draw:rect draw:style-name="gr1" draw:text-style-name="P1" draw:layer="layout" svg:width="15.026cm" svg:height="1.147cm" svg:x="2.945cm" svg:y="5.994cm">
          <text:p text:style-name="P1">Max Pooling 2x2, Dropout = 0.1</text:p>
        </draw:rect>
        <draw:line draw:style-name="gr2" draw:text-style-name="P1" draw:layer="layout" svg:x1="10.534cm" svg:y1="2.047cm" svg:x2="10.534cm" svg:y2="3.295cm">
          <text:p/>
        </draw:line>
        <draw:line draw:style-name="gr2" draw:text-style-name="P1" draw:layer="layout" svg:x1="10.534cm" svg:y1="3.845cm" svg:x2="10.534cm" svg:y2="4.744cm">
          <text:p/>
        </draw:line>
        <draw:line draw:style-name="gr2" draw:text-style-name="P1" draw:layer="layout" svg:x1="10.484cm" svg:y1="5.393cm" svg:x2="10.484cm" svg:y2="6.292cm">
          <text:p/>
        </draw:line>
        <draw:rect draw:style-name="gr1" draw:text-style-name="P1" draw:layer="layout" svg:width="15.026cm" svg:height="1.147cm" svg:x="2.945cm" svg:y="24.412cm">
          <text:p text:style-name="P1">Flatten</text:p>
        </draw:rect>
        <draw:line draw:style-name="gr2" draw:text-style-name="P1" draw:layer="layout" svg:x1="10.584cm" svg:y1="23.014cm" svg:x2="10.582cm" svg:y2="24.462cm">
          <text:p/>
        </draw:line>
        <draw:rect draw:style-name="gr1" draw:text-style-name="P1" draw:layer="layout" svg:width="15.026cm" svg:height="1.147cm" svg:x="2.996cm" svg:y="26.562cm">
          <text:p text:style-name="P1">Dense, size = 2, activation = softmax</text:p>
        </draw:rect>
        <draw:line draw:style-name="gr2" draw:text-style-name="P1" draw:layer="layout" svg:x1="10.584cm" svg:y1="25.46cm" svg:x2="10.586cm" svg:y2="26.708cm">
          <text:p/>
        </draw:line>
        <draw:rect draw:style-name="gr1" draw:text-style-name="P1" draw:layer="layout" svg:width="15.026cm" svg:height="1.147cm" svg:x="2.947cm" svg:y="9.738cm">
          <text:p text:style-name="P1">Konwolucja 3x3, size = 400, activation = sigmoid</text:p>
        </draw:rect>
        <draw:rect draw:style-name="gr1" draw:text-style-name="P1" draw:layer="layout" svg:width="15.026cm" svg:height="1.147cm" svg:x="2.947cm" svg:y="8.34cm">
          <text:p text:style-name="P1">Konwolucja 3x3, size = 40, activation = sigmoid</text:p>
        </draw:rect>
        <draw:rect draw:style-name="gr1" draw:text-style-name="P1" draw:layer="layout" svg:width="15.026cm" svg:height="1.147cm" svg:x="2.946cm" svg:y="11.286cm">
          <text:p text:style-name="P1">Max Pooling 2x2, Dropout = 0.2</text:p>
        </draw:rect>
        <draw:line draw:style-name="gr2" draw:text-style-name="P1" draw:layer="layout" svg:x1="10.535cm" svg:y1="9.137cm" svg:x2="10.535cm" svg:y2="10.036cm">
          <text:p/>
        </draw:line>
        <draw:line draw:style-name="gr2" draw:text-style-name="P1" draw:layer="layout" svg:x1="10.485cm" svg:y1="10.685cm" svg:x2="10.485cm" svg:y2="11.584cm">
          <text:p/>
        </draw:line>
        <draw:rect draw:style-name="gr1" draw:text-style-name="P1" draw:layer="layout" svg:width="15.026cm" svg:height="1.147cm" svg:x="2.998cm" svg:y="15.13cm">
          <text:p text:style-name="P1">Konwolucja 3x3, size = 80, activation = sigmoid</text:p>
        </draw:rect>
        <draw:rect draw:style-name="gr1" draw:text-style-name="P1" draw:layer="layout" svg:width="15.026cm" svg:height="1.147cm" svg:x="2.998cm" svg:y="13.732cm">
          <text:p text:style-name="P1">Konwolucja 3x3, size = 80, activation = sigmoid</text:p>
        </draw:rect>
        <draw:rect draw:style-name="gr1" draw:text-style-name="P1" draw:layer="layout" svg:width="15.026cm" svg:height="1.147cm" svg:x="2.997cm" svg:y="16.678cm">
          <text:p text:style-name="P1">Max Pooling 2x2, Dropout = 0.3</text:p>
        </draw:rect>
        <draw:line draw:style-name="gr2" draw:text-style-name="P1" draw:layer="layout" svg:x1="10.586cm" svg:y1="14.529cm" svg:x2="10.586cm" svg:y2="15.428cm">
          <text:p/>
        </draw:line>
        <draw:line draw:style-name="gr2" draw:text-style-name="P1" draw:layer="layout" svg:x1="10.536cm" svg:y1="16.077cm" svg:x2="10.536cm" svg:y2="16.976cm">
          <text:p/>
        </draw:line>
        <draw:rect draw:style-name="gr1" draw:text-style-name="P1" draw:layer="layout" svg:width="15.026cm" svg:height="1.147cm" svg:x="2.997cm" svg:y="20.422cm">
          <text:p text:style-name="P1">Konwolucja 3x3, size = 160, activation = sigmoid</text:p>
        </draw:rect>
        <draw:rect draw:style-name="gr1" draw:text-style-name="P1" draw:layer="layout" svg:width="15.026cm" svg:height="1.147cm" svg:x="2.997cm" svg:y="19.024cm">
          <text:p text:style-name="P1">Konwolucja 3x3, size = 160, activation = sigmoid</text:p>
        </draw:rect>
        <draw:rect draw:style-name="gr1" draw:text-style-name="P1" draw:layer="layout" svg:width="15.026cm" svg:height="1.147cm" svg:x="2.996cm" svg:y="21.97cm">
          <text:p text:style-name="P1">Max Pooling 2x2, Dropout = 0.4</text:p>
        </draw:rect>
        <draw:line draw:style-name="gr2" draw:text-style-name="P1" draw:layer="layout" svg:x1="10.585cm" svg:y1="19.821cm" svg:x2="10.585cm" svg:y2="20.72cm">
          <text:p/>
        </draw:line>
        <draw:line draw:style-name="gr2" draw:text-style-name="P1" draw:layer="layout" svg:x1="10.535cm" svg:y1="21.369cm" svg:x2="10.535cm" svg:y2="22.268cm">
          <text:p/>
        </draw:line>
        <draw:line draw:style-name="gr2" draw:text-style-name="P1" draw:layer="layout" svg:x1="10.534cm" svg:y1="17.822cm" svg:x2="10.532cm" svg:y2="19.27cm">
          <text:p/>
        </draw:line>
        <draw:line draw:style-name="gr2" draw:text-style-name="P1" draw:layer="layout" svg:x1="10.584cm" svg:y1="12.331cm" svg:x2="10.582cm" svg:y2="13.779cm">
          <text:p/>
        </draw:line>
        <draw:line draw:style-name="gr2" draw:text-style-name="P1" draw:layer="layout" svg:x1="10.534cm" svg:y1="7.089cm" svg:x2="10.532cm" svg:y2="8.5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Ł Żelasko</meta:initial-creator>
    <meta:creation-date>2023-05-08T02:57:45.09</meta:creation-date>
    <dc:date>2023-05-08T03:38:03.64</dc:date>
    <dc:creator>MICHAŁ Żelasko</dc:creator>
    <meta:editing-duration>PT1M7S</meta:editing-duration>
    <meta:editing-cycles>1</meta:editing-cycles>
    <meta:generator>OpenOffice/4.1.7$Win32 OpenOffice.org_project/417m1$Build-9800</meta:generator>
    <meta:document-statistic meta:object-count="29"/>
  </office:meta>
</office:document-meta>
</file>